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OutputStream.writeObjectOverrid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annotateClass( java . lang . 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pu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replaceObjec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Byt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ClassDescriptor( java . io . ObjectStream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By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defaultWrit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Float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dr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Objec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annotateProxyClass( java . lang . 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Shor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enableReplaceObject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Strea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Char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tField.Pu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UT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Objec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Long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Ch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ObjectOutputStream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Boolea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useProtocolVersio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In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OutputStream.writeDouble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